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afece" officeooo:paragraph-rsid="000afece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afece" officeooo:paragraph-rsid="000c12ac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paragraph-rsid="00025e7c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c12ac" officeooo:paragraph-rsid="000c12ac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fo:font-weight="bold" officeooo:paragraph-rsid="0022e43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weight="bold" officeooo:paragraph-rsid="00025e7c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paragraph-rsid="000afece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9a0fc" officeooo:paragraph-rsid="0019a0fc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c12ac" officeooo:paragraph-rsid="000c12ac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c12ac" officeooo:paragraph-rsid="002ceeb2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c12ac" officeooo:paragraph-rsid="00721f37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44637" officeooo:paragraph-rsid="004e5759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044637" officeooo:paragraph-rsid="00107ecb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paragraph-rsid="0057d945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paragraph-rsid="0023e674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21d3c3" officeooo:paragraph-rsid="00269563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27f3af" officeooo:paragraph-rsid="0027f3af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57d945" officeooo:paragraph-rsid="006bf772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5638ce" officeooo:paragraph-rsid="0070343c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style:text-underline-style="none" fo:font-weight="bold" officeooo:paragraph-rsid="0060a946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style:text-underline-style="none" fo:font-weight="bold" officeooo:rsid="00044637" officeooo:paragraph-rsid="006d13ed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20pt" fo:font-weight="bold" officeooo:rsid="000afece" officeooo:paragraph-rsid="00025e7c" style:font-size-asian="20pt" style:font-weight-asian="bold" style:font-size-complex="20pt" style:font-weight-complex="bold"/>
    </style:style>
    <style:style style:name="P23" style:family="paragraph" style:parent-style-name="Standard">
      <style:text-properties fo:font-size="20pt" fo:font-weight="bold" officeooo:rsid="000afece" officeooo:paragraph-rsid="000c12ac" style:font-size-asian="20pt" style:font-weight-asian="bold" style:font-size-complex="20pt" style:font-weight-complex="bold"/>
    </style:style>
    <style:style style:name="T1" style:family="text">
      <style:text-properties officeooo:rsid="00025e7c"/>
    </style:style>
    <style:style style:name="T2" style:family="text">
      <style:text-properties officeooo:rsid="0003c767"/>
    </style:style>
    <style:style style:name="T3" style:family="text">
      <style:text-properties officeooo:rsid="00079f74"/>
    </style:style>
    <style:style style:name="T4" style:family="text">
      <style:text-properties officeooo:rsid="000afece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0afece" style:font-size-asian="20pt" style:font-size-complex="20pt"/>
    </style:style>
    <style:style style:name="T7" style:family="text">
      <style:text-properties fo:font-size="20pt" officeooo:rsid="000c12ac" style:font-size-asian="20pt" style:font-size-complex="20pt"/>
    </style:style>
    <style:style style:name="T8" style:family="text">
      <style:text-properties officeooo:rsid="000cdfc2"/>
    </style:style>
    <style:style style:name="T9" style:family="text">
      <style:text-properties officeooo:rsid="000f53c9"/>
    </style:style>
    <style:style style:name="T10" style:family="text">
      <style:text-properties officeooo:rsid="00107ecb"/>
    </style:style>
    <style:style style:name="T11" style:family="text">
      <style:text-properties officeooo:rsid="0015ea6a"/>
    </style:style>
    <style:style style:name="T12" style:family="text">
      <style:text-properties officeooo:rsid="001a1d26"/>
    </style:style>
    <style:style style:name="T13" style:family="text">
      <style:text-properties officeooo:rsid="001b9c47"/>
    </style:style>
    <style:style style:name="T14" style:family="text">
      <style:text-properties officeooo:rsid="0022e439"/>
    </style:style>
    <style:style style:name="T15" style:family="text">
      <style:text-properties officeooo:rsid="002c3ea4"/>
    </style:style>
    <style:style style:name="T16" style:family="text">
      <style:text-properties officeooo:rsid="002ceeb2"/>
    </style:style>
    <style:style style:name="T17" style:family="text">
      <style:text-properties officeooo:rsid="002f0c4c"/>
    </style:style>
    <style:style style:name="T18" style:family="text">
      <style:text-properties officeooo:rsid="00317005"/>
    </style:style>
    <style:style style:name="T19" style:family="text">
      <style:text-properties officeooo:rsid="003ab3ab"/>
    </style:style>
    <style:style style:name="T20" style:family="text">
      <style:text-properties officeooo:rsid="003b3f4f"/>
    </style:style>
    <style:style style:name="T21" style:family="text">
      <style:text-properties officeooo:rsid="003c9b99"/>
    </style:style>
    <style:style style:name="T22" style:family="text">
      <style:text-properties officeooo:rsid="003ebe54"/>
    </style:style>
    <style:style style:name="T23" style:family="text">
      <style:text-properties officeooo:rsid="0040734a"/>
    </style:style>
    <style:style style:name="T24" style:family="text">
      <style:text-properties officeooo:rsid="0041f9bd"/>
    </style:style>
    <style:style style:name="T25" style:family="text">
      <style:text-properties officeooo:rsid="00422b7b"/>
    </style:style>
    <style:style style:name="T26" style:family="text">
      <style:text-properties officeooo:rsid="00453b83"/>
    </style:style>
    <style:style style:name="T27" style:family="text">
      <style:text-properties officeooo:rsid="004982a6"/>
    </style:style>
    <style:style style:name="T28" style:family="text">
      <style:text-properties officeooo:rsid="004a8823"/>
    </style:style>
    <style:style style:name="T29" style:family="text">
      <style:text-properties officeooo:rsid="004e5759"/>
    </style:style>
    <style:style style:name="T30" style:family="text">
      <style:text-properties officeooo:rsid="004f5a41"/>
    </style:style>
    <style:style style:name="T31" style:family="text">
      <style:text-properties officeooo:rsid="0050b8b2"/>
    </style:style>
    <style:style style:name="T32" style:family="text">
      <style:text-properties officeooo:rsid="0051dadc"/>
    </style:style>
    <style:style style:name="T33" style:family="text">
      <style:text-properties officeooo:rsid="0052b435"/>
    </style:style>
    <style:style style:name="T34" style:family="text">
      <style:text-properties officeooo:rsid="0057d945"/>
    </style:style>
    <style:style style:name="T35" style:family="text">
      <style:text-properties officeooo:rsid="0059bbd1"/>
    </style:style>
    <style:style style:name="T36" style:family="text">
      <style:text-properties officeooo:rsid="005ad6ba"/>
    </style:style>
    <style:style style:name="T37" style:family="text">
      <style:text-properties officeooo:rsid="005b2567"/>
    </style:style>
    <style:style style:name="T38" style:family="text">
      <style:text-properties officeooo:rsid="0064cf81"/>
    </style:style>
    <style:style style:name="T39" style:family="text">
      <style:text-properties officeooo:rsid="00203652"/>
    </style:style>
    <style:style style:name="T40" style:family="text">
      <style:text-properties officeooo:rsid="00668f6d"/>
    </style:style>
    <style:style style:name="T41" style:family="text">
      <style:text-properties officeooo:rsid="006c3faa"/>
    </style:style>
    <style:style style:name="T42" style:family="text">
      <style:text-properties officeooo:rsid="006e6757"/>
    </style:style>
    <style:style style:name="T43" style:family="text">
      <style:text-properties officeooo:rsid="0070343c"/>
    </style:style>
    <style:style style:name="T44" style:family="text">
      <style:text-properties officeooo:rsid="00748d4f"/>
    </style:style>
    <style:style style:name="T45" style:family="text">
      <style:text-properties officeooo:rsid="00750abe"/>
    </style:style>
    <style:style style:name="T46" style:family="text">
      <style:text-properties officeooo:rsid="0075472d"/>
    </style:style>
    <style:style style:name="T47" style:family="text">
      <style:text-properties officeooo:rsid="007708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<text:tab/>MOSSAD <text:span text:style-name="T16">VE ŞEYTANLAR </text:span>SİZE TUZAK KURDU</text:p>
      <text:p text:style-name="P1"/>
      <text:p text:style-name="P1"><text:tab/><text:span text:style-name="T5">“PART 1”</text:span></text:p>
      <text:p text:style-name="P1"><text:tab/><text:tab/></text:p>
      <text:p text:style-name="P6">MEHMET ŞİRİN SULAN <text:span text:style-name="T1">İLE İLGİLİ</text:span> MOSSAD SİZE HERHANGİ BİR <text:span text:style-name="T2">TALİMAT</text:span> VERİRSE BUNU <text:span text:style-name="T10">MUTLAKA</text:span> TÜRKİYE CUMHURİYETİ <text:span text:style-name="T1">DEVLETİNİN </text:span>ORDUSUNA İHBAR EDİN. </text:p>
      <text:p text:style-name="P20"/>
      <text:p text:style-name="P7"><text:span text:style-name="T4">ÇÜNKÜ </text:span><text:span text:style-name="T3">MEHDİ SİZİ HERAN ÖLDÜREBİLİR. </text:span><text:span text:style-name="T14">EN AZ 10 YILDIR</text:span><text:span text:style-name="T2"> BU BÖYLE. </text:span></text:p>
      <text:p text:style-name="P5"/>
      <text:p text:style-name="P21">LOOK MEHMET ŞİRİN SULAN LİFE DEEP</text:p>
      <text:p text:style-name="P5"/>
      <text:p text:style-name="P3"><text:tab/><text:span text:style-name="T5">“</text:span><text:span text:style-name="T6">PART 2”</text:span></text:p>
      <text:p text:style-name="P22"/>
      <text:p text:style-name="P19"><text:span text:style-name="T43">DÜNY</text:span><text:span text:style-name="T47">A</text:span><text:span text:style-name="T43">DAKİ MOSSADIN İNSANLARI KAÇIRDIĞI </text:span><text:span text:style-name="T47">BÜTÜN </text:span><text:span text:style-name="T43">YERALTI HAPİSHANELERİN</text:span><text:span text:style-name="T47">İN KOORDİNATLARINI DEVLETLERİN ORDUSUNA</text:span><text:span text:style-name="T43"> </text:span><text:span text:style-name="T47">İHBAR EDİN</text:span><text:span text:style-name="T43">. </text:span><text:span text:style-name="T34">MEHDİ </text:span><text:span text:style-name="T45">YILLARDIR</text:span><text:span text:style-name="T34"> </text:span><text:span text:style-name="T47">MOSSADA ÇALIŞAN HERKESİ</text:span><text:span text:style-name="T34"> ÖLDÜRÜYOR.</text:span><text:span text:style-name="T43"> </text:span><text:span text:style-name="T34">EN AZ 10 YILDIR BU BÖYLE.</text:span></text:p>
      <text:p text:style-name="P8"/>
      <text:p text:style-name="P8">MEHDİ ŞEYTANLARI DA ÖLDÜRÜYOR. <text:span text:style-name="T26">MEHDİ IŞIK GİBİ PARL</text:span><text:span text:style-name="T46">AYAN İNSANDIR</text:span><text:span text:style-name="T26">.</text:span></text:p>
      <text:p text:style-name="P9"/>
      <text:p text:style-name="P12"><text:span text:style-name="T33">SON 10 YIL İÇİNDE </text:span><text:span text:style-name="T27">MEHDİYİ </text:span><text:span text:style-name="T25">DÜNYANIN HER</text:span><text:span text:style-name="T20"> YER</text:span><text:span text:style-name="T25">İN</text:span><text:span text:style-name="T20">DE </text:span><text:span text:style-name="T33">KENDİNİZ</text:span> ARAŞTIRI<text:span text:style-name="T20">RSANIZ DEVASA </text:span><text:span text:style-name="T18">KANIT</text:span><text:span text:style-name="T19">LAR</text:span><text:span text:style-name="T18"> </text:span><text:span text:style-name="T20">BULACAKSINIZ</text:span><text:span text:style-name="T18">. </text:span><text:span text:style-name="T21">BUNU HER YERE YAYIN. </text:span></text:p>
      <text:p text:style-name="P12"/>
      <text:p text:style-name="P14"><text:span text:style-name="T28">DEVLETLERİN ORDULARINA MOSSADI</text:span><text:span text:style-name="T29">N YAPTIĞI </text:span><text:span text:style-name="T31">FAALİYETLERİ</text:span><text:span text:style-name="T28"> </text:span><text:span text:style-name="T35">HEMEN </text:span><text:span text:style-name="T28">İHBAR </text:span><text:span text:style-name="T43">EDİP</text:span><text:span text:style-name="T28"> DEVLETLER</text:span><text:span text:style-name="T43">İN ORDULARINA</text:span><text:span text:style-name="T28"> SIĞININ. </text:span><text:span text:style-name="T34">İHBARLARINIZ İÇİN </text:span><text:span text:style-name="T32">GEÇ KALMAYIN.</text:span></text:p>
      <text:p text:style-name="P13"><text:s/></text:p>
      <text:p text:style-name="P15">MOSSAD PİS BİR ÖRGÜTTÜR. <text:span text:style-name="T1">MOSSADI </text:span><text:span text:style-name="T22">HEMEN </text:span>TERK EDİN. </text:p>
      <text:p text:style-name="P16"><text:tab/><text:tab/><text:tab/></text:p>
      <text:p text:style-name="P17">ŞEYTAN<text:span text:style-name="T15">LAR</text:span>IN VE MOSSADIN SİZE ÖĞRETTİĞİ ŞEYLERİ <text:span text:style-name="T37">HEMEN </text:span>TERK EDİN.</text:p>
      <text:p text:style-name="P10"/>
      <text:p text:style-name="P11"><text:span text:style-name="T16">MEHDİYİ GÖRÜRSENİZ </text:span><text:span text:style-name="T17">HERKESİ</text:span><text:span text:style-name="T16"> BUNDAN HABERDAR EDİN. BUNU HER YERE YAYIN. </text:span><text:span text:style-name="T42">BU KOLLEKTİF BİR ŞEYDİR.</text:span><text:span text:style-name="T39"> </text:span><text:span text:style-name="T38">MOSSAD </text:span><text:span text:style-name="T23">BUNU</text:span><text:span text:style-name="T40">DA</text:span><text:span text:style-name="T30"> SİZDEN GİZLİ </text:span><text:span text:style-name="T43">TUTMUŞ</text:span><text:span text:style-name="T24">. </text:span></text:p>
      <text:p text:style-name="P11"><text:span text:style-name="T39">ÖLMENİZ AN MESELESİ. </text:span><text:span text:style-name="T13">MEHDİ SİZİ </text:span>HERAN <text:span text:style-name="T13">ÖLDÜREBİLİR</text:span>.</text:p>
      <text:p text:style-name="P3"/>
      <text:p text:style-name="P2"><text:tab/><text:span text:style-name="T5">“PART </text:span><text:span text:style-name="T7">3</text:span><text:span text:style-name="T5">”</text:span></text:p>
      <text:p text:style-name="P23"/>
      <text:p text:style-name="P6">“ MEHDİ IŞIK GİBİ PARLAYAN VE ELİNDE KILIÇ <text:span text:style-name="T34">OL</text:span><text:span text:style-name="T36">AN </text:span><text:span text:style-name="T12">İNSANDIR</text:span>. “</text:p>
      <text:p text:style-name="P3"/>
      <text:p text:style-name="P2"><text:span text:style-name="T5"><text:tab/>“PART </text:span><text:span text:style-name="T7">4</text:span><text:span text:style-name="T5">”</text:span></text:p>
      <text:p text:style-name="P18">MÜSLÜMAN OLUN VE TÖVBE ETMEYE BAŞLAYIN. <text:span text:style-name="T44">İSLAM DİNİNİ ÇOK İYİ ÖĞREN</text:span></text:p>
      <text:p text:style-name="P9">SADECE İSLAM DİNİNDEKİ HADİSLERDE MEHDİ İLE İLGİLİ DETAYLI BİLGİLER VAR. <text:span text:style-name="T9">BU </text:span><text:span text:style-name="T10">KONUYU </text:span><text:span text:style-name="T11">KENDİNİZ </text:span><text:span text:style-name="T8">İNTERNETTEN </text:span><text:span text:style-name="T34">YA DA KİTAPLARDA</text:span><text:span text:style-name="T41">N</text:span><text:span text:style-name="T8"> ARAŞTIRI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00:57:00.754486367</meta:creation-date>
    <dc:date>2022-06-05T05:50:52.909958395</dc:date>
    <meta:editing-duration>PT1H34M58S</meta:editing-duration>
    <meta:editing-cycles>89</meta:editing-cycles>
    <meta:generator>LibreOffice/7.2.6.2$Linux_X86_64 LibreOffice_project/20$Build-2</meta:generator>
    <meta:document-statistic meta:table-count="0" meta:image-count="0" meta:object-count="0" meta:page-count="1" meta:paragraph-count="22" meta:word-count="198" meta:character-count="1375" meta:non-whitespace-character-count="1180"/>
  </office:meta>
</office:document-meta>
</file>